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alibri" fo:font-size="11pt" fo:language="en" fo:country="US" style:font-size-asian="11pt" style:font-name-complex="Calibri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fo:language="en" fo:country="US" style:font-size-asian="11pt" style:font-name-complex="Calibri"/>
    </style:style>
    <style:style style:name="T1" style:family="text">
      <style:text-properties style:font-name="Calibri" fo:font-size="11pt" fo:language="en" fo:country="US" style:font-size-asian="11pt" style:font-name-complex="Calibri"/>
    </style:style>
    <style:style style:name="T2" style:family="text">
      <style:text-properties style:font-name="Calibri" fo:font-size="11pt" fo:language="en" fo:country="US" fo:font-style="italic" style:font-size-asian="11pt" style:font-style-asian="italic" style:font-name-complex="Calibri"/>
    </style:style>
    <style:style style:name="T3" style:family="text">
      <style:text-properties style:font-name="Calibri" fo:font-size="11pt" fo:language="en" fo:country="GB" style:font-size-asian="11pt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Sir,</text:p>
      <text:p text:style-name="P2"/>
      <text:p text:style-name="P1"><text:span text:style-name="T1">I am a statistical engineering student at </text:span><text:span text:style-name="T3">ENSAI</text:span><text:span text:style-name="T1">, the National School for Statistics and Information Analysis in France, in my second year of a three-year program. At the end of my studies, I will obtain the </text:span><text:span text:style-name="T2">“Diplôme d’ingénieur,”</text:span><text:span text:style-name="T1"> equivalent to a Master of Science (MSc) in Statistics, and I plan to specialize in Advances Statistical Engineering. I am looking for a two or three-month internship in applied statistics between June and August 2012 to apply the statistical knowledge and skills I have acquired at ENSAI in a concrete setting, particularly in the field of Industry.</text:span></text:p>
      <text:p text:style-name="P1"><text:span text:style-name="T1"/></text:p>
      <text:p text:style-name="P1"><text:span text:style-name="T1">As a worldwide materials testing company, Exova seems to offer internship that attract me immensely. I would be interested in working on components life length modeling, especially in Oil &amp; Gas department as this activity involves great responsibilities regarding environment and security. As I have always been interested in innovation and always trying to avoid any kind of routine, research seems to be very interesting to me. Hence, I am considering taking a gap year in order to complete a research MsC in a foreign university, and I consider that finding an internship in an highly innovative <text:s/>department could be the best thing for me.</text:span></text:p>
      <text:p text:style-name="P1"><text:span text:style-name="T1"/></text:p>
      <text:p text:style-name="P1"><text:span text:style-name="T1">I am a hard worker, highly adaptable, and able to work autonomously. My professional experience has taught me to take initiative and to work cross-culturally, strengthening notably my interpersonal and organizational skills, which I also maintain throw my different activities. Immersion in an internationnal environment such as that of the Exova would allow me to further improve my fluency in English as a global language. </text:span><text:span text:style-name="T3">In me, you will find a serious and eager employee with high attention to detail who learns quickly and volunteers to assist with any challenge at hand.</text:span></text:p>
      <text:p text:style-name="P3"/>
      <text:p text:style-name="P3"><text:span text:style-name="T1">Please contact me without hesitation, should you have any questions regarding my qualifications or experience. I look forward to hearing from you and I gratefully thank you for your time and consideration of my candidature for an internship posi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Loizeau</meta:initial-creator>
    <meta:creation-date>2013-10-09T10:20:33</meta:creation-date>
    <meta:document-statistic meta:table-count="0" meta:image-count="0" meta:object-count="0" meta:page-count="1" meta:paragraph-count="5" meta:word-count="333" meta:character-count="2056"/>
    <dc:date>2013-10-09T11:13:00</dc:date>
    <dc:creator>Xavier Loizeau</dc:creator>
    <meta:editing-duration>PT37M17S</meta:editing-duration>
    <meta:editing-cycles>1</meta:editing-cycles>
    <meta:generator>OpenOffice.org/3.4.1$Unix OpenOffice.org_project/341m1$Build-9593</meta:generator>
  </office:meta>
</office:document-meta>
</file>